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courier"/>
    <style:font-face style:name="open sans" svg:font-family="'open sans', apple-system, BlinkMacSystemFont, 'segoe ui', Roboto, 'helvetica neue', Arial, sans-serif, 'apple color emoji', 'segoe ui emoji', 'segoe ui symbol'"/>
    <style:font-face style:name="FreeSans1" svg:font-family="FreeSans" style:font-family-generic="swiss"/>
    <style:font-face style:name="Nimbus Mono PS" svg:font-family="'Nimbus Mono PS'" style:font-pitch="fixed"/>
    <style:font-face style:name="Nimbus Roman1" svg:font-family="'Nimbus Roman'" style:font-pitch="variable"/>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P1" style:family="paragraph" style:parent-style-name="Standard">
      <style:text-properties officeooo:rsid="00135b66" officeooo:paragraph-rsid="00135b66"/>
    </style:style>
    <style:style style:name="P2" style:family="paragraph" style:parent-style-name="Heading_20_1">
      <style:text-properties officeooo:rsid="00135b66" officeooo:paragraph-rsid="00183a33"/>
    </style:style>
    <style:style style:name="P3" style:family="paragraph" style:parent-style-name="Standard">
      <style:text-properties officeooo:rsid="00135b66" officeooo:paragraph-rsid="00135b66"/>
    </style:style>
    <style:style style:name="P4" style:family="paragraph" style:parent-style-name="Standard">
      <style:text-properties officeooo:rsid="00135b66" officeooo:paragraph-rsid="00183a33"/>
    </style:style>
    <style:style style:name="P5" style:family="paragraph" style:parent-style-name="Standard">
      <style:text-properties officeooo:paragraph-rsid="001b3a51"/>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letter-spacing="normal" fo:font-style="normal" fo:font-weight="normal"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style>
    <style:style style:name="P8" style:family="paragraph" style:parent-style-name="Text_20_body">
      <style:text-properties officeooo:paragraph-rsid="001b3a51"/>
    </style:style>
    <style:style style:name="P9"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style>
    <style:style style:name="P10"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222222" loext:opacity="100%" style:font-name="open sans" fo:font-size="13.1000003814697pt" fo:letter-spacing="normal" fo:font-style="normal" fo:font-weight="normal"/>
    </style:style>
    <style:style style:name="T1" style:family="text">
      <style:text-properties fo:font-variant="normal" fo:text-transform="none" fo:color="#3200ff" loext:opacity="100%" style:font-name="courier new" fo:font-size="13.1000003814697pt" fo:letter-spacing="normal" fo:font-style="normal" fo:font-weight="normal"/>
    </style:style>
    <style:style style:name="T2" style:family="text">
      <style:text-properties fo:font-variant="normal" fo:text-transform="none" fo:color="#000000" loext:opacity="100%" style:font-name="courier new" fo:font-size="13.1000003814697pt" fo:letter-spacing="normal" fo:font-style="normal" fo:font-weight="normal" officeooo:rsid="00183a33"/>
    </style:style>
    <style:style style:name="T3" style:family="text">
      <style:text-properties fo:font-variant="normal" fo:text-transform="none" fo:color="#000000" loext:opacity="100%" style:font-name="courier new" fo:font-size="13.1000003814697pt" fo:letter-spacing="normal" fo:font-style="normal" fo:font-weight="bold" officeooo:rsid="00183a33" style:font-weight-asian="bold" style:font-weight-complex="bold"/>
    </style:style>
    <style:style style:name="T4" style:family="text">
      <style:text-properties fo:font-variant="normal" fo:text-transform="none" fo:color="#000000" loext:opacity="100%" style:text-line-through-style="none" style:text-line-through-type="none" style:font-name="open sans" fo:font-size="13.1000003814697pt" fo:letter-spacing="normal" fo:font-style="normal" style:text-underline-style="none" fo:font-weight="normal" style:text-blinking="false" fo:background-color="transparent" loext:char-shading-value="0" loext:padding-left="0in" loext:padding-right="0in" loext:padding-top="0in" loext:padding-bottom="0.0193in" loext:border-left="none" loext:border-right="none" loext:border-top="none" loext:border-bottom="0.06pt dotted #000000"/>
    </style:style>
    <style:style style:name="T5" style:family="text">
      <style:text-properties fo:font-variant="normal" fo:text-transform="none" fo:color="#000000" loext:opacity="100%" style:font-name="Nimbus Roman1" fo:font-size="12pt" fo:letter-spacing="normal" fo:font-style="normal" fo:font-weight="normal" officeooo:rsid="00183a33" style:font-size-asian="12pt" style:font-size-complex="12pt"/>
    </style:style>
    <style:style style:name="T6" style:family="text">
      <style:text-properties fo:font-variant="normal" fo:text-transform="none" fo:color="#000000" loext:opacity="100%" style:font-name="Nimbus Roman1" fo:font-size="12pt" fo:letter-spacing="normal" fo:font-style="normal" fo:font-weight="normal" officeooo:rsid="001b3a51" style:font-size-asian="12pt" style:font-size-complex="12pt"/>
    </style:style>
    <style:style style:name="T7" style:family="text">
      <style:text-properties fo:font-variant="normal" fo:text-transform="none" fo:color="#000000" loext:opacity="100%" style:font-name="Nimbus Roman1" fo:font-size="12pt" fo:letter-spacing="normal" fo:font-style="normal" fo:font-weight="bold" officeooo:rsid="00183a33" style:font-size-asian="12pt" style:font-weight-asian="bold" style:font-size-complex="12pt" style:font-weight-complex="bold"/>
    </style:style>
    <style:style style:name="T8" style:family="text">
      <style:text-properties fo:font-variant="normal" fo:text-transform="none" fo:color="#222222" loext:opacity="100%" style:font-name="open sans" fo:font-size="13.1000003814697pt" fo:letter-spacing="normal" fo:font-style="normal" fo:font-weight="normal"/>
    </style:style>
    <style:style style:name="T9" style:family="text">
      <style:text-properties fo:font-variant="normal" fo:text-transform="none" fo:color="#222222" loext:opacity="100%" style:font-name="open sans" fo:font-size="13.1000003814697pt" fo:letter-spacing="normal" fo:font-style="normal" fo:font-weight="normal" officeooo:rsid="00183a33"/>
    </style:style>
    <style:style style:name="T10" style:family="text">
      <style:text-properties fo:font-variant="normal" fo:text-transform="none" fo:color="#3371e3" loext:opacity="100%" style:text-line-through-style="none" style:text-line-through-type="none" style:font-name="open sans" fo:font-size="13.1000003814697pt" fo:letter-spacing="normal" fo:font-style="normal" style:text-underline-style="none" fo:font-weight="normal" style:text-blinking="false" fo:background-color="transparent" loext:char-shading-value="0"/>
    </style:style>
    <style:style style:name="T11" style:family="text">
      <style:text-properties fo:font-variant="normal" fo:text-transform="none" fo:letter-spacing="normal" fo:font-style="normal" fo:font-weight="normal" loext:padding="0in" loext:border="none"/>
    </style:style>
    <style:style style:name="T12" style:family="text">
      <style:text-properties fo:font-variant="normal" fo:text-transform="none" fo:letter-spacing="normal" fo:font-style="normal" fo:font-weight="normal" officeooo:rsid="001de84d" loext:padding="0in" loext:border="none"/>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c4feb" style:font-weight-asian="normal" style:font-weight-complex="normal"/>
    </style:style>
    <style:style style:name="T16" style:family="text">
      <style:text-properties officeooo:rsid="0019993f"/>
    </style:style>
    <style:style style:name="T17"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create and delete individual pod =================</text:p>
      <text:p text:style-name="P1"/>
      <text:p text:style-name="P1"><text:span text:style-name="Strong_20_Emphasis"><text:span text:style-name="T1">$ kubectl create -f newpod.yaml</text:span></text:span></text:p>
      <text:p text:style-name="P1"><text:span text:style-name="Strong_20_Emphasis"><text:span text:style-name="T1"/></text:span></text:p>
      <text:p text:style-name="P1"><text:span text:style-name="Strong_20_Emphasis"><text:span text:style-name="T1">$ kubectl delete -f newpod.yaml</text:span></text:span></text:p>
      <text:p text:style-name="P1"><text:span text:style-name="Strong_20_Emphasis"><text:span text:style-name="T1"/></text:span></text:p>
      <text:p text:style-name="P1"><text:span text:style-name="Strong_20_Emphasis"><text:span text:style-name="T1"/></text:span></text:p>
      <text:p text:style-name="P4"><text:span text:style-name="Strong_20_Emphasis"><text:span text:style-name="T2">============= usefull commands ===============</text:span></text:span></text:p>
      <text:p text:style-name="P4"><text:span text:style-name="Strong_20_Emphasis"><text:span text:style-name="T2"/></text:span></text:p>
      <text:p text:style-name="P4"><text:span text:style-name="Strong_20_Emphasis"><text:span text:style-name="T2">jerome@master:~$ </text:span></text:span><text:span text:style-name="Strong_20_Emphasis"><text:span text:style-name="T3">kubectl taint --help</text:span></text:span></text:p>
      <text:p text:style-name="P4"><text:span text:style-name="Strong_20_Emphasis"><text:span text:style-name="T2">Update the taints on one or more nodes.</text:span></text:span></text:p>
      <text:p text:style-name="P4"><text:span text:style-name="Strong_20_Emphasis"><text:span text:style-name="T2"/></text:span></text:p>
      <text:p text:style-name="P4"><text:span text:style-name="Strong_20_Emphasis"><text:span text:style-name="T2"><text:s text:c="2"/>* <text:s/>A taint consists of a key, value, and effect. As an argument here, it is expressed as key=value:effect.</text:span></text:span></text:p>
      <text:p text:style-name="P4"><text:span text:style-name="Strong_20_Emphasis"><text:span text:style-name="T2"><text:s text:c="2"/>* <text:s/>The key must begin with a letter or number, and may contain letters, numbers, hyphens, dots, and underscores, up to</text:span></text:span></text:p>
      <text:p text:style-name="P4"><text:span text:style-name="Strong_20_Emphasis"><text:span text:style-name="T2">253 characters.</text:span></text:span></text:p>
      <text:p text:style-name="P4"><text:span text:style-name="Strong_20_Emphasis"><text:span text:style-name="T2"><text:s text:c="2"/>* <text:s/>Optionally, the key can begin with a DNS subdomain prefix and a single '/', like example.com/my-app</text:span></text:span></text:p>
      <text:p text:style-name="P4"><text:span text:style-name="Strong_20_Emphasis"><text:span text:style-name="T2"><text:s text:c="2"/>* <text:s/>The value is optional. If given, it must begin with a letter or number, and may contain letters, numbers, hyphens,</text:span></text:span></text:p>
      <text:p text:style-name="P4"><text:span text:style-name="Strong_20_Emphasis"><text:span text:style-name="T2">dots, and underscores, up to <text:s/>63 characters.</text:span></text:span></text:p>
      <text:p text:style-name="P4"><text:span text:style-name="Strong_20_Emphasis"><text:span text:style-name="T2"><text:s text:c="2"/>* <text:s/>The effect must be NoSchedule, PreferNoSchedule or NoExecute.</text:span></text:span></text:p>
      <text:p text:style-name="P4"><text:span text:style-name="Strong_20_Emphasis"><text:span text:style-name="T2">* <text:s/>Currently taint can only apply to node…………...etc….</text:span></text:span></text:p>
      <text:p text:style-name="P4"><text:span text:style-name="Strong_20_Emphasis"><text:span text:style-name="T2"/></text:span></text:p>
      <text:h text:style-name="P2" text:outline-level="1"><text:span text:style-name="Strong_20_Emphasis"><text:span text:style-name="T9">Taints and Tolerations</text:span></text:span></text:h>
      <text:p text:style-name="P9"><text:a xlink:type="simple" xlink:href="https://kubernetes.io/docs/concepts/scheduling-eviction/assign-pod-node/#affinity-and-anti-affinity" text:style-name="Internet_20_link" text:visited-style-name="Visited_20_Internet_20_Link"><text:span text:style-name="Emphasis"><text:span text:style-name="T10">Node affinity</text:span></text:span></text:a><text:span text:style-name="T8">, is a property of </text:span><text:a xlink:type="simple" xlink:href="https://kubernetes.io/docs/concepts/workloads/pods/" office:target-frame-name="_blank" xlink:show="new" text:style-name="Internet_20_link" text:visited-style-name="Visited_20_Internet_20_Link"><text:span text:style-name="T4">Pods</text:span></text:a><text:span text:style-name="T8"> that </text:span><text:span text:style-name="Emphasis"><text:span text:style-name="T8">attracts</text:span></text:span><text:span text:style-name="T8"> them to a set of </text:span><text:a xlink:type="simple" xlink:href="https://kubernetes.io/docs/concepts/architecture/nodes/" office:target-frame-name="_blank" xlink:show="new" text:style-name="Internet_20_link" text:visited-style-name="Visited_20_Internet_20_Link"><text:span text:style-name="T4">nodes</text:span></text:a><text:span text:style-name="T8"> (either as a preference or a hard requirement). </text:span><text:span text:style-name="Emphasis"><text:span text:style-name="T8">Taints</text:span></text:span><text:span text:style-name="T8"> are the opposite -- they allow a node to repel a set of pods.</text:span></text:p>
      <text:p text:style-name="P9"><text:span text:style-name="Emphasis"><text:span text:style-name="T8">Tolerations</text:span></text:span><text:span text:style-name="T8"> are applied to pods, and allow (but do not require) the pods to schedule onto nodes with matching taints.</text:span></text:p>
      <text:p text:style-name="P10">Taints and tolerations work together to ensure that pods are not scheduled onto inappropriate nodes. One or more taints are applied to a node; this marks that the node should not accept any pods that do not tolerate the taints.</text:p>
      <text:p text:style-name="P5"><text:a xlink:type="simple" xlink:href="https://kubernetes.io/docs/concepts/scheduling-eviction/taint-and-toleration/" text:style-name="Internet_20_link" text:visited-style-name="Visited_20_Internet_20_Link"><text:span text:style-name="Strong_20_Emphasis"><text:span text:style-name="T2">https://kubernetes.io/docs/concepts/scheduling-eviction/taint-and-toleration/</text:span></text:span></text:a></text:p>
      <text:p text:style-name="P8"><text:span text:style-name="Strong_20_Emphasis"><text:span text:style-name="T2"/></text:span></text:p>
      <text:p text:style-name="P6"><text:soft-page-break/>By default the master node will not allow general containers to be deployed for security reasons. This is via a taint.</text:p>
      <text:p text:style-name="P6">Only containers which tolerate this taint will be scheduled on this node. As we only have two nodes in our cluster we will remove the taint, allowing containers to be deployed on both nodes. This is not typically done in a production environment for security and resource contention reasons. The following command will remove the taint from all nodes, so you should see one success and one <text:span text:style-name="T17">not found</text:span> error. The worker/minion node does not have the taint to begin<text:span text:style-name="T16"> </text:span>with. Note the minus sign at the end of the command, which removes the preceding value</text:p>
      <text:p text:style-name="Text_20_body"/>
      <text:p text:style-name="Standard"><text:span text:style-name="Strong_20_Emphasis"><text:span text:style-name="T5">jerome@master:~$ </text:span></text:span><text:span text:style-name="Strong_20_Emphasis"><text:span text:style-name="T7">kubectl describe nodes | grep -i Taint</text:span></text:span></text:p>
      <text:p text:style-name="Standard"><text:span text:style-name="Strong_20_Emphasis"><text:span text:style-name="T14">Taints: <text:s text:c="12"/>node-role.kubernetes.io/master:NoSchedule</text:span></text:span></text:p>
      <text:p text:style-name="Standard"><text:span text:style-name="Strong_20_Emphasis"><text:span text:style-name="T14">Taints: <text:s text:c="12"/>&lt;none&gt;</text:span></text:span></text:p>
      <text:p text:style-name="Standard"><text:span text:style-name="Strong_20_Emphasis"><text:span text:style-name="T5"/></text:span></text:p>
      <text:p text:style-name="Standard"><text:span text:style-name="Strong_20_Emphasis"><text:span text:style-name="T5">// </text:span></text:span><text:span text:style-name="Strong_20_Emphasis"><text:span text:style-name="T6">that remove the taint from all nodes (should not be done in prod)</text:span></text:span></text:p>
      <text:p text:style-name="Standard"><text:span text:style-name="Strong_20_Emphasis"><text:span text:style-name="T14">jerome@master:~$ </text:span></text:span><text:span text:style-name="Strong_20_Emphasis"><text:span text:style-name="T13">kubectl taint nodes --all node-role.kubernetes.io/master-</text:span></text:span></text:p>
      <text:p text:style-name="Standard"><text:span text:style-name="Strong_20_Emphasis"><text:span text:style-name="T14">node/master untainted</text:span></text:span></text:p>
      <text:p text:style-name="Standard"><text:span text:style-name="Strong_20_Emphasis"><text:span text:style-name="T14">error: taint "node-role.kubernetes.io/master" not found</text:span></text:span></text:p>
      <text:p text:style-name="Standard"><text:span text:style-name="Strong_20_Emphasis"><text:span text:style-name="T14"/></text:span></text:p>
      <text:p text:style-name="Standard"><text:span text:style-name="Strong_20_Emphasis"><text:span text:style-name="T14">// </text:span></text:span><text:span text:style-name="Strong_20_Emphasis"><text:span text:style-name="T15">no taint anymore</text:span></text:span></text:p>
      <text:p text:style-name="Standard"><text:span text:style-name="Strong_20_Emphasis"><text:span text:style-name="T14">jerome@master:~$ </text:span></text:span><text:span text:style-name="Strong_20_Emphasis"><text:span text:style-name="T13">kubectl describe nodes | grep -i Taint</text:span></text:span></text:p>
      <text:p text:style-name="Standard"><text:span text:style-name="Strong_20_Emphasis"><text:span text:style-name="T14">Taints: <text:s text:c="12"/>&lt;none&gt;</text:span></text:span></text:p>
      <text:p text:style-name="Standard"><text:span text:style-name="Strong_20_Emphasis"><text:span text:style-name="T14">Taints: <text:s text:c="12"/>&lt;none&gt;</text:span></text:span></text:p>
      <text:p text:style-name="Standard"><text:span text:style-name="Strong_20_Emphasis"><text:span text:style-name="T14">jerome@master:~$ </text:span></text:span></text:p>
      <text:p text:style-name="Standard"><text:span text:style-name="Strong_20_Emphasis"/></text:p>
      <text:p text:style-name="Standard"><text:span text:style-name="Strong_20_Emphasis"/></text:p>
      <text:p text:style-name="P7"><text:span text:style-name="Strong_20_Emphasis"><text:span text:style-name="T11">The smallest unit we directly control with Kubernetes is the pod. We will create a pod by creating a minimal YAML </text:span></text:span><text:span text:style-name="T11">file. First we will get a list of current API objects and their APIGROUP . If value is not shown it may not exist, as with SHORTNAMES. Note that pods does not declare an APIGROUP. At the moment this indicates it is part of the stable</text:span><text:span text:style-name="T12"> </text:span><text:span text:style-name="T11">v1 group</text:span></text:p>
      <text:p text:style-name="Standard"><text:span text:style-name="Strong_20_Emphasis"/></text:p>
      <text:p text:style-name="Standard"><text:span text:style-name="Strong_20_Emphasis">j</text:span><text:span text:style-name="Strong_20_Emphasis"><text:span text:style-name="T14">erome@master:~$ </text:span></text:span><text:span text:style-name="Strong_20_Emphasis"><text:span text:style-name="T13">kubectl api-resources</text:span></text:span></text:p>
      <text:p text:style-name="Standard"><text:span text:style-name="Strong_20_Emphasis"><text:span text:style-name="T14">NAME <text:s text:c="29"/>SHORTNAMES <text:s text:c="2"/>APIGROUP <text:s text:c="22"/>NAMESPACED <text:s text:c="2"/>KIND</text:span></text:span></text:p>
      <text:p text:style-name="Standard"><text:span text:style-name="Strong_20_Emphasis"><text:span text:style-name="T14">bindings <text:s text:c="69"/>true <text:s text:c="8"/>Binding</text:span></text:span></text:p>
      <text:p text:style-name="Standard"><text:span text:style-name="Strong_20_Emphasis"><text:span text:style-name="T14">componentstatuses <text:s text:c="16"/>cs <text:s text:c="41"/>false <text:s text:c="7"/>ComponentStatus</text:span></text:span></text:p>
      <text:p text:style-name="Standard"><text:span text:style-name="Strong_20_Emphasis"><text:span text:style-name="T14">configmaps <text:s text:c="23"/>cm <text:s text:c="41"/>true <text:s text:c="8"/>ConfigMap</text:span></text:span></text:p>
      <text:p text:style-name="Standard"><text:span text:style-name="Strong_20_Emphasis"><text:span text:style-name="T14">endpoints <text:s text:c="24"/>ep <text:s text:c="41"/>true <text:s text:c="8"/>Endpoints</text:span></text:span></text:p>
      <text:p text:style-name="Standard"><text:span text:style-name="Strong_20_Emphasis"><text:span text:style-name="T14">events <text:s text:c="27"/>ev <text:s text:c="41"/>true <text:s text:c="8"/>Event</text:span></text:span></text:p>
      <text:p text:style-name="Standard"><text:span text:style-name="Strong_20_Emphasis"><text:span text:style-name="T14">limitranges <text:s text:c="22"/>limits <text:s text:c="37"/>true <text:s text:c="8"/>LimitRange</text:span></text:span></text:p>
      <text:p text:style-name="Standard"><text:span text:style-name="Strong_20_Emphasis"><text:span text:style-name="T14">namespaces <text:s text:c="23"/>ns <text:s text:c="41"/>false <text:s text:c="7"/>Namespace</text:span></text:span></text:p>
      <text:p text:style-name="Standard"><text:span text:style-name="Strong_20_Emphasis"><text:span text:style-name="T14">nodes <text:s text:c="28"/>no <text:s text:c="41"/>false <text:s text:c="7"/>Node</text:span></text:span></text:p>
      <text:p text:style-name="Standard"><text:span text:style-name="Strong_20_Emphasis"><text:span text:style-name="T14">persistentvolumeclaims <text:s text:c="11"/>pvc <text:s text:c="40"/>true <text:s text:c="8"/>PersistentVolumeClaim</text:span></text:span></text:p>
      <text:p text:style-name="Standard"><text:span text:style-name="Strong_20_Emphasis"><text:span text:style-name="T14">persistentvolumes <text:s text:c="16"/>pv <text:s text:c="41"/>false <text:s text:c="7"/>PersistentVolume</text:span></text:span></text:p>
      <text:p text:style-name="Standard"><text:span text:style-name="Strong_20_Emphasis"><text:span text:style-name="T14">pods <text:s text:c="29"/>po <text:s text:c="41"/>true <text:s text:c="8"/>Pod</text:span></text:span></text:p>
      <text:p text:style-name="Standard"><text:span text:style-name="Strong_20_Emphasis"><text:span text:style-name="T14"/></text:span></text:p>
      <text:p text:style-name="Standard"><text:span text:style-name="Strong_20_Emphasis"><text:span text:style-name="T14"/></text:span></text:p>
      <text:p text:style-name="Standard"><text:span text:style-name="Strong_20_Emphasis"><text:span text:style-name="T14"/></text:span></text:p>
      <text:p text:style-name="Standard"><text:soft-page-break/><text:span text:style-name="Strong_20_Emphasis"><text:span text:style-name="T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courier"/>
    <style:font-face style:name="open sans" svg:font-family="'open sans', apple-system, BlinkMacSystemFont, 'segoe ui', Roboto, 'helvetica neue', Arial, sans-serif, 'apple color emoji', 'segoe ui emoji', 'segoe ui symbol'"/>
    <style:font-face style:name="FreeSans1" svg:font-family="FreeSans" style:font-family-generic="swiss"/>
    <style:font-face style:name="Nimbus Mono PS" svg:font-family="'Nimbus Mono PS'" style:font-pitch="fixed"/>
    <style:font-face style:name="Nimbus Roman1" svg:font-family="'Nimbus Roman'" style:font-pitch="variable"/>
    <style:font-face style:name="Nimbus Roman" svg:font-family="'Nimbus Roman'" style:font-family-generic="roman" style:font-pitch="variable"/>
    <style:font-face style:name="Nimbus Sans1" svg:font-family="'Nimbus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 fo:font-size="12pt" fo:language="en" fo:country="US" style:letter-kerning="true" style:font-name-asian="Nimbus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1" fo:font-family="'Nimbus Sans'" style:font-family-generic="swiss" style:font-pitch="variable" fo:font-size="14pt" style:font-name-asian="Nimbus Sans" style:font-family-asian="'Nimbus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Nimbus Roman" fo:font-family="'Nimbus Roman'" style:font-family-generic="roman" style:font-pitch="variable" fo:font-size="24pt" fo:font-weight="bold" style:font-name-asian="Nimbus Sans" style:font-family-asian="'Nimbus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11T17:33:56.779859522</meta:creation-date>
    <meta:generator>LibreOffice/7.0.4.2$Linux_X86_64 LibreOffice_project/00$Build-2</meta:generator>
    <dc:date>2021-01-14T18:41:21.071744407</dc:date>
    <meta:editing-duration>PT29M17S</meta:editing-duration>
    <meta:editing-cycles>7</meta:editing-cycles>
    <meta:document-statistic meta:table-count="0" meta:image-count="0" meta:object-count="0" meta:page-count="3" meta:paragraph-count="47" meta:word-count="534" meta:character-count="4278" meta:non-whitespace-character-count="2895"/>
  </office:meta>
</office:document-meta>
</file>